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8291in"/>
    </style:style>
    <style:style style:name="TableColumn3" style:family="table-column">
      <style:table-column-properties style:column-width="1.1256in"/>
    </style:style>
    <style:style style:name="TableColumn4" style:family="table-column">
      <style:table-column-properties style:column-width="0.9861in"/>
    </style:style>
    <style:style style:name="TableColumn5" style:family="table-column">
      <style:table-column-properties style:column-width="1.259in"/>
    </style:style>
    <style:style style:name="TableColumn6" style:family="table-column">
      <style:table-column-properties style:column-width="1.075in"/>
    </style:style>
    <style:style style:name="TableColumn7" style:family="table-column">
      <style:table-column-properties style:column-width="1.3173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Ashlie</text:p>
          </table:table-cell>
          <table:table-cell table:style-name="TableCell24">
            <text:p text:style-name="P25">-He vivido en otro estado<text:s/>diferente del<text:s/>de mi familia.<text:s/>(Otro) (Estructura).</text:p>
            <text:p text:style-name="P26">…a quince horas de mi familia en coche.<text:s/>(Estructura y forma).</text:p>
            <text:p text:style-name="P27">-En esta<text:s/>situación…<text:s/>(Femenino).</text:p>
            <text:p text:style-name="P28">-Ella le pide al hombre que se comprometa con ella.<text:s/>(Usa pronombre de O.I y estructura.).</text:p>
            <text:p text:style-name="P29">-Consuelo a mi amiga cuando está triste por una dificultad con su pareja.<text:s/>(Estar triste por).</text:p>
            <text:p text:style-name="P30"/>
          </table:table-cell>
          <table:table-cell table:style-name="TableCell31">
            <text:p text:style-name="P32">Muy buena lectura.</text:p>
          </table:table-cell>
          <table:table-cell table:style-name="TableCell33">
            <text:p text:style-name="P34">Buen nivel de comprensión, pero sigue practicando la comprensión auditiva.</text:p>
          </table:table-cell>
          <table:table-cell table:style-name="TableCell35">
            <text:p text:style-name="P36">Muy buen nivel.</text:p>
            <text:p text:style-name="P37">Practica esta palabra:</text:p>
            <text:p text:style-name="P38">Consuelo.</text:p>
          </table:table-cell>
          <table:table-cell table:style-name="TableCell39">
            <text:p text:style-name="P40">Muy buen nivel.</text:p>
            <text:p text:style-name="P41">El olor</text:p>
            <text:p text:style-name="P42"/>
            <text:p text:style-name="P43"/>
          </table:table-cell>
        </table:table-row>
        <table:table-row table:style-name="TableRow44">
          <table:table-cell table:style-name="TableCell45">
            <text:p text:style-name="P46">Gillian</text:p>
          </table:table-cell>
          <table:table-cell table:style-name="TableCell47">
            <text:p text:style-name="P48">-No he vivido en otro país.<text:s/>(Otro).</text:p>
            <text:p text:style-name="P49">-El clima<text:s/>(Masculino).</text:p>
            <text:p text:style-name="P50">...y canciones específicas.<text:s/>(Concordancia femenino).</text:p>
            <text:p text:style-name="P51">-<text:span text:style-name="T52"><text:s/></text:span>...son personas muy inteligentes y geniales.<text:s/>(Concordancia plural).</text:p>
            <text:p text:style-name="P53">...el mismo trabajo en otro lugar.<text:s/>(Estructura).</text:p>
            <text:soft-page-break/>
            <text:p text:style-name="P54">-Siento morriña cuando viajo a otro país.<text:s/>(Cuando viajo, verbo conjugado).</text:p>
            <text:p text:style-name="P55">-En invierno añoro la primavera.<text:s/>(Añoro la primavera, sin preposición).</text:p>
            <text:p text:style-name="P56"/>
            <text:p text:style-name="P57"/>
          </table:table-cell>
          <table:table-cell table:style-name="TableCell58">
            <text:p text:style-name="P59">Muy buena lectura.</text:p>
          </table:table-cell>
          <table:table-cell table:style-name="TableCell60">
            <text:p text:style-name="P61">Buen nivel de comprensión, pero sigue practicando la comprensión auditiva.</text:p>
          </table:table-cell>
          <table:table-cell table:style-name="TableCell62">
            <text:p text:style-name="P63">Muy buena pronunciación.</text:p>
            <text:p text:style-name="P64">Practica:</text:p>
            <text:p text:style-name="P65">Cálmate.</text:p>
            <text:p text:style-name="P66">Relájate.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Jessica</text:p>
          </table:table-cell>
          <table:table-cell table:style-name="TableCell72">
            <text:p text:style-name="P73">-Nuestro sentido del olfato es lo que está más conectado<text:s/>a…<text:s/>(Estar conectado a).</text:p>
            <text:p text:style-name="P74">...me da mucha comodidad...<text:s/>(Comodidad, sustantivo).</text:p>
            <text:p text:style-name="P75"/>
          </table:table-cell>
          <table:table-cell table:style-name="TableCell76">
            <text:p text:style-name="P77">Muy buena lectura.</text:p>
          </table:table-cell>
          <table:table-cell table:style-name="TableCell78">
            <text:p text:style-name="P79">Muy buen nivel de comprensión.</text:p>
          </table:table-cell>
          <table:table-cell table:style-name="TableCell80">
            <text:p text:style-name="P81">Muy buena pronunciación.</text:p>
          </table:table-cell>
          <table:table-cell table:style-name="TableCell82">
            <text:p text:style-name="P83">Muy buen nivel.</text:p>
            <text:p text:style-name="P84">-olfato</text:p>
            <text:p text:style-name="P85">...me da mucha comodidad...</text:p>
            <text:p text:style-name="P86"/>
          </table:table-cell>
        </table:table-row>
        <table:table-row table:style-name="TableRow87">
          <table:table-cell table:style-name="TableCell88">
            <text:p text:style-name="P89">Sofia</text:p>
            <text:p text:style-name="P90"/>
          </table:table-cell>
          <table:table-cell table:style-name="TableCell91">
            <text:p text:style-name="P92">-Echo de menos los inviernos…<text:s/>(Estructura).</text:p>
            <text:p text:style-name="P93">...cuando tú comparas las dos comidas, la paella no es tan buena.<text:s/>(Orden de negación).</text:p>
            <text:p text:style-name="P94">-Ayer eché en falta los productos de mi país para cocinar la comida<text:s/>local.<text:s/>(Pretérito indefinido).</text:p>
            <text:p text:style-name="P95">-Le voy a decir: sigue así.<text:s/>(Le, usa pronombre de O. I.).</text:p>
            <text:p text:style-name="P96"/>
            <text:p text:style-name="P97"/>
          </table:table-cell>
          <table:table-cell table:style-name="TableCell98">
            <text:p text:style-name="P99">Muy buena lectura.</text:p>
          </table:table-cell>
          <table:table-cell table:style-name="TableCell100">
            <text:p text:style-name="P101">Muy buen nivel de comprensión.</text:p>
          </table:table-cell>
          <table:table-cell table:style-name="TableCell102">
            <text:p text:style-name="P103">Muy buena pronunciación.<text:s/></text:p>
          </table:table-cell>
          <table:table-cell table:style-name="TableCell104">
            <text:p text:style-name="P105">Muy buen nivel.</text:p>
            <text:p text:style-name="P106">…durante la espera.</text:p>
            <text:p text:style-name="P107">Me gusta tu optimismo.</text:p>
            <text:p text:style-name="P10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5%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5%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5%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5%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5%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5%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5%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5%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5%"/>
      <style:text-properties style:font-name-asian="Times New Roman" fo:color="#272727" fo:hyphenate="false"/>
    </style:style>
    <style:style style:name="Normal" style:display-name="Normal" style:family="paragraph">
      <style:paragraph-properties fo:line-height="103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5%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5%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5%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5%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11T20:58:00Z</meta:creation-date>
    <dc:date>2026-01-11T22:57:00Z</dc:date>
    <meta:template xlink:href="Normal" xlink:type="simple"/>
    <meta:editing-cycles>3</meta:editing-cycles>
    <meta:editing-duration>PT7200S</meta:editing-duration>
    <meta:document-statistic meta:page-count="3" meta:paragraph-count="3" meta:word-count="286" meta:character-count="1858" meta:row-count="13" meta:non-whitespace-character-count="1575"/>
  </office:meta>
</office:document-meta>
</file>